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119852f"/>
    </style:style>
    <style:style style:name="P2" style:family="paragraph" style:parent-style-name="Text_20_body">
      <style:text-properties fo:font-weight="bold" officeooo:paragraph-rsid="011c2009" style:font-weight-asian="bold" style:font-weight-complex="bold"/>
    </style:style>
    <style:style style:name="P3" style:family="paragraph" style:parent-style-name="Text_20_body">
      <style:text-properties officeooo:paragraph-rsid="011ca72f"/>
    </style:style>
    <style:style style:name="P4" style:family="paragraph" style:parent-style-name="Text_20_body">
      <style:text-properties officeooo:rsid="0114d9da" officeooo:paragraph-rsid="0114d9da"/>
    </style:style>
    <style:style style:name="P5" style:family="paragraph" style:parent-style-name="Text_20_body">
      <style:text-properties officeooo:rsid="012be08c" officeooo:paragraph-rsid="012f8d64"/>
    </style:style>
    <style:style style:name="P6" style:family="paragraph" style:parent-style-name="Text_20_body">
      <style:text-properties officeooo:paragraph-rsid="012c14e5"/>
    </style:style>
    <style:style style:name="P7" style:family="paragraph" style:parent-style-name="Text_20_body">
      <style:text-properties officeooo:paragraph-rsid="012f8d64"/>
    </style:style>
    <style:style style:name="P8" style:family="paragraph" style:parent-style-name="Text_20_body">
      <style:text-properties officeooo:paragraph-rsid="012fbac4"/>
    </style:style>
    <style:style style:name="P9" style:family="paragraph" style:parent-style-name="Text_20_body">
      <style:text-properties officeooo:rsid="012fbac4" officeooo:paragraph-rsid="012fbac4"/>
    </style:style>
    <style:style style:name="P10" style:family="paragraph" style:parent-style-name="Text_20_body">
      <style:text-properties officeooo:paragraph-rsid="01300195"/>
    </style:style>
    <style:style style:name="P11" style:family="paragraph" style:parent-style-name="Text_20_body">
      <style:text-properties officeooo:paragraph-rsid="01302cf3"/>
    </style:style>
    <style:style style:name="P12" style:family="paragraph" style:parent-style-name="Text_20_body">
      <style:text-properties officeooo:paragraph-rsid="013175c1"/>
    </style:style>
    <style:style style:name="P13" style:family="paragraph" style:parent-style-name="Text_20_body">
      <style:text-properties fo:font-weight="bold" officeooo:rsid="0131bd8a" officeooo:paragraph-rsid="0131bd8a" style:font-weight-asian="bold" style:font-weight-complex="bold"/>
    </style:style>
    <style:style style:name="P14" style:family="paragraph" style:parent-style-name="Text_20_body">
      <style:text-properties fo:font-weight="bold" officeooo:rsid="0133d2b9" officeooo:paragraph-rsid="0133d2b9" style:font-weight-asian="bold" style:font-weight-complex="bold"/>
    </style:style>
    <style:style style:name="P15" style:family="paragraph" style:parent-style-name="Text_20_body">
      <style:text-properties fo:font-weight="bold" officeooo:rsid="01358b71" officeooo:paragraph-rsid="01358b71" style:font-weight-asian="bold" style:font-weight-complex="bold"/>
    </style:style>
    <style:style style:name="P16" style:family="paragraph" style:parent-style-name="Text_20_body">
      <style:text-properties officeooo:paragraph-rsid="012fbac4"/>
    </style:style>
    <style:style style:name="P17" style:family="paragraph" style:parent-style-name="Text_20_body">
      <style:text-properties officeooo:paragraph-rsid="010fccfd"/>
    </style:style>
    <style:style style:name="P18" style:family="paragraph" style:parent-style-name="Text_20_body">
      <style:text-properties officeooo:paragraph-rsid="01358b71"/>
    </style:style>
    <style:style style:name="P19" style:family="paragraph" style:parent-style-name="Text_20_body">
      <style:paragraph-properties fo:break-before="page"/>
      <style:text-properties officeooo:paragraph-rsid="00f6cbe4"/>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e03a2b" style:font-weight-asian="bold" style:font-weight-complex="bold"/>
    </style:style>
    <style:style style:name="T5" style:family="text">
      <style:text-properties fo:font-weight="bold" officeooo:rsid="00f745c5" style:font-weight-asian="bold" style:font-weight-complex="bold"/>
    </style:style>
    <style:style style:name="T6" style:family="text">
      <style:text-properties fo:font-weight="bold" officeooo:rsid="00f34c10" style:font-weight-asian="bold" style:font-weight-complex="bold"/>
    </style:style>
    <style:style style:name="T7" style:family="text">
      <style:text-properties fo:font-weight="bold" officeooo:rsid="01138176" style:font-weight-asian="bold" style:font-weight-complex="bold"/>
    </style:style>
    <style:style style:name="T8" style:family="text">
      <style:text-properties fo:font-weight="bold" officeooo:rsid="011370bb" style:font-weight-asian="bold" style:font-weight-complex="bold"/>
    </style:style>
    <style:style style:name="T9" style:family="text">
      <style:text-properties fo:font-weight="bold" officeooo:rsid="0109e9c1" style:font-weight-asian="bold" style:font-weight-complex="bold"/>
    </style:style>
    <style:style style:name="T10" style:family="text">
      <style:text-properties fo:font-weight="bold" officeooo:rsid="012539c3" style:font-weight-asian="bold" style:font-weight-complex="bold"/>
    </style:style>
    <style:style style:name="T11" style:family="text">
      <style:text-properties fo:font-weight="bold" officeooo:rsid="012df1a7" style:font-weight-asian="bold" style:font-weight-complex="bold"/>
    </style:style>
    <style:style style:name="T12" style:family="text">
      <style:text-properties fo:font-weight="bold" officeooo:rsid="012f8d64" style:font-weight-asian="bold" style:font-weight-complex="bold"/>
    </style:style>
    <style:style style:name="T13" style:family="text">
      <style:text-properties fo:font-weight="bold" officeooo:rsid="01302cf3" style:font-weight-asian="bold" style:font-weight-complex="bold"/>
    </style:style>
    <style:style style:name="T14" style:family="text">
      <style:text-properties fo:font-weight="bold" officeooo:rsid="0133d2b9" style:font-weight-asian="bold" style:font-weight-complex="bold"/>
    </style:style>
    <style:style style:name="T15" style:family="text">
      <style:text-properties fo:font-weight="bold" officeooo:rsid="013175c1" style:font-weight-asian="bold" style:font-weight-complex="bold"/>
    </style:style>
    <style:style style:name="T16" style:family="text">
      <style:text-properties fo:font-weight="bold" officeooo:rsid="0114d9da"/>
    </style:style>
    <style:style style:name="T17" style:family="text">
      <style:text-properties officeooo:rsid="008be1ea"/>
    </style:style>
    <style:style style:name="T18" style:family="text">
      <style:text-properties officeooo:rsid="009dfa9b"/>
    </style:style>
    <style:style style:name="T19" style:family="text">
      <style:text-properties fo:font-weight="normal" style:font-weight-asian="normal" style:font-weight-complex="normal"/>
    </style:style>
    <style:style style:name="T20" style:family="text">
      <style:text-properties fo:font-weight="normal" officeooo:rsid="01259024" style:font-weight-asian="normal" style:font-weight-complex="normal"/>
    </style:style>
    <style:style style:name="T21" style:family="text">
      <style:text-properties fo:font-weight="normal" officeooo:rsid="01274b11" style:font-weight-asian="normal" style:font-weight-complex="normal"/>
    </style:style>
    <style:style style:name="T22" style:family="text">
      <style:text-properties fo:font-weight="normal" officeooo:rsid="0114d9da" style:font-weight-asian="normal" style:font-weight-complex="normal"/>
    </style:style>
    <style:style style:name="T23" style:family="text">
      <style:text-properties fo:font-weight="normal" officeooo:rsid="01302cf3" style:font-weight-asian="normal" style:font-weight-complex="normal"/>
    </style:style>
    <style:style style:name="T24" style:family="text">
      <style:text-properties fo:font-weight="normal" officeooo:rsid="013175c1" style:font-weight-asian="normal" style:font-weight-complex="normal"/>
    </style:style>
    <style:style style:name="T25" style:family="text">
      <style:text-properties fo:font-weight="normal" officeooo:rsid="0133d2b9" style:font-weight-asian="normal" style:font-weight-complex="normal"/>
    </style:style>
    <style:style style:name="T26" style:family="text">
      <style:text-properties fo:font-weight="normal" officeooo:rsid="01358b71" style:font-weight-asian="normal" style:font-weight-complex="normal"/>
    </style:style>
    <style:style style:name="T27" style:family="text">
      <style:text-properties officeooo:rsid="00e51007"/>
    </style:style>
    <style:style style:name="T28" style:family="text">
      <style:text-properties fo:color="#000000" fo:font-weight="normal" style:font-weight-asian="normal" style:font-weight-complex="normal"/>
    </style:style>
    <style:style style:name="T29" style:family="text">
      <style:text-properties fo:color="#000000" fo:font-weight="normal" officeooo:rsid="00fe9587" style:font-weight-asian="normal" style:font-weight-complex="normal"/>
    </style:style>
    <style:style style:name="T30" style:family="text">
      <style:text-properties fo:color="#000000" fo:font-weight="normal" officeooo:rsid="01038a7a" style:font-weight-asian="normal" style:font-weight-complex="normal"/>
    </style:style>
    <style:style style:name="T31" style:family="text">
      <style:text-properties fo:color="#000000" fo:font-weight="normal" officeooo:rsid="011370bb" style:font-weight-asian="normal" style:font-weight-complex="normal"/>
    </style:style>
    <style:style style:name="T32" style:family="text">
      <style:text-properties fo:color="#000000" fo:font-weight="normal" officeooo:rsid="01138176" style:font-weight-asian="normal" style:font-weight-complex="normal"/>
    </style:style>
    <style:style style:name="T33" style:family="text">
      <style:text-properties fo:color="#000000" fo:font-weight="normal" officeooo:rsid="0114d9da" style:font-weight-asian="normal" style:font-weight-complex="normal"/>
    </style:style>
    <style:style style:name="T34" style:family="text">
      <style:text-properties fo:color="#000000" fo:font-weight="normal" officeooo:rsid="01155a6f" style:font-weight-asian="normal" style:font-weight-complex="normal"/>
    </style:style>
    <style:style style:name="T35" style:family="text">
      <style:text-properties fo:color="#000000" fo:font-weight="normal" officeooo:rsid="01208f2d" style:font-weight-asian="normal" style:font-weight-complex="normal"/>
    </style:style>
    <style:style style:name="T36" style:family="text">
      <style:text-properties fo:color="#000000" fo:font-weight="normal" officeooo:rsid="012a3885" style:font-weight-asian="normal" style:font-weight-complex="normal"/>
    </style:style>
    <style:style style:name="T37" style:family="text">
      <style:text-properties fo:color="#000000" fo:font-weight="normal" officeooo:rsid="012c14e5" style:font-weight-asian="normal" style:font-weight-complex="normal"/>
    </style:style>
    <style:style style:name="T38" style:family="text">
      <style:text-properties fo:color="#000000" fo:font-weight="normal" officeooo:rsid="012c3a63" style:font-weight-asian="normal" style:font-weight-complex="normal"/>
    </style:style>
    <style:style style:name="T39" style:family="text">
      <style:text-properties fo:color="#000000" fo:font-weight="normal" officeooo:rsid="01300195" style:font-weight-asian="normal" style:font-weight-complex="normal"/>
    </style:style>
    <style:style style:name="T40" style:family="text">
      <style:text-properties fo:color="#000000" fo:font-weight="normal" officeooo:rsid="012fbac4" style:font-weight-asian="normal" style:font-weight-complex="normal"/>
    </style:style>
    <style:style style:name="T41" style:family="text">
      <style:text-properties fo:color="#000000" fo:font-weight="normal" officeooo:rsid="01302cf3" style:font-weight-asian="normal" style:font-weight-complex="normal"/>
    </style:style>
    <style:style style:name="T42" style:family="text">
      <style:text-properties fo:color="#000000" fo:font-weight="normal" officeooo:rsid="013175c1" style:font-weight-asian="normal" style:font-weight-complex="normal"/>
    </style:style>
    <style:style style:name="T43" style:family="text">
      <style:text-properties fo:color="#000000" fo:font-weight="normal" officeooo:rsid="0131bd8a"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fo:font-weight="bold" officeooo:rsid="00f6cbe4" style:font-weight-asian="bold" style:font-weight-complex="bold"/>
    </style:style>
    <style:style style:name="T46" style:family="text">
      <style:text-properties fo:color="#000000" fo:font-weight="bold" officeooo:rsid="00fe9587" style:font-weight-asian="bold" style:font-weight-complex="bold"/>
    </style:style>
    <style:style style:name="T47" style:family="text">
      <style:text-properties fo:color="#000000" fo:font-weight="bold" officeooo:rsid="01029c3b" style:font-weight-asian="bold" style:font-weight-complex="bold"/>
    </style:style>
    <style:style style:name="T48" style:family="text">
      <style:text-properties fo:color="#000000" fo:font-weight="bold" officeooo:rsid="01038a7a" style:font-weight-asian="bold" style:font-weight-complex="bold"/>
    </style:style>
    <style:style style:name="T49" style:family="text">
      <style:text-properties fo:color="#000000" fo:font-weight="bold" officeooo:rsid="01155a6f" style:font-weight-asian="bold" style:font-weight-complex="bold"/>
    </style:style>
    <style:style style:name="T50" style:family="text">
      <style:text-properties fo:color="#000000" fo:font-weight="bold" officeooo:rsid="01138176" style:font-weight-asian="bold" style:font-weight-complex="bold"/>
    </style:style>
    <style:style style:name="T51" style:family="text">
      <style:text-properties fo:color="#000000" fo:font-weight="bold" officeooo:rsid="0113b4a8" style:font-weight-asian="bold" style:font-weight-complex="bold"/>
    </style:style>
    <style:style style:name="T52" style:family="text">
      <style:text-properties fo:color="#000000" fo:font-weight="bold" officeooo:rsid="012c3a63" style:font-weight-asian="bold" style:font-weight-complex="bold"/>
    </style:style>
    <style:style style:name="T53" style:family="text">
      <style:text-properties fo:color="#000000" fo:font-weight="bold" officeooo:rsid="01300195" style:font-weight-asian="bold" style:font-weight-complex="bold"/>
    </style:style>
    <style:style style:name="T54" style:family="text">
      <style:text-properties fo:color="#000000" fo:font-weight="bold" officeooo:rsid="012fbac4" style:font-weight-asian="bold" style:font-weight-complex="bold"/>
    </style:style>
    <style:style style:name="T55" style:family="text">
      <style:text-properties fo:color="#000000" fo:font-weight="bold" officeooo:rsid="01302cf3" style:font-weight-asian="bold" style:font-weight-complex="bold"/>
    </style:style>
    <style:style style:name="T56" style:family="text">
      <style:text-properties officeooo:rsid="00f745c5"/>
    </style:style>
    <style:style style:name="T57" style:family="text">
      <style:text-properties officeooo:rsid="01083ab1"/>
    </style:style>
    <style:style style:name="T58" style:family="text">
      <style:text-properties officeooo:rsid="010f4b82"/>
    </style:style>
    <style:style style:name="T59" style:family="text">
      <style:text-properties officeooo:rsid="011793d6"/>
    </style:style>
    <style:style style:name="T60" style:family="text">
      <style:text-properties officeooo:rsid="0109e9c1"/>
    </style:style>
    <style:style style:name="T61" style:family="text">
      <style:text-properties officeooo:rsid="012be08c"/>
    </style:style>
    <style:style style:name="T62" style:family="text">
      <style:text-properties officeooo:rsid="012c3a63"/>
    </style:style>
    <style:style style:name="T63" style:family="text">
      <style:text-properties officeooo:rsid="012df1a7"/>
    </style:style>
    <style:style style:name="T64" style:family="text">
      <style:text-properties officeooo:rsid="012f8d64"/>
    </style:style>
    <style:style style:name="T65" style:family="text">
      <style:text-properties officeooo:rsid="013001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CB IT Stuff recording <text:span text:style-name="T57">21 October</text:span> 201<text:span text:style-name="T18">5</text:span> transmission <text:span text:style-name="T58">22-23 October</text:span> 201<text:span text:style-name="T18">5</text:span></text:p>
      <text:p text:style-name="P3"><text:span text:style-name="T3">[0]</text:span><text:span text:style-name="T27"> Welcome to IT Stuff, the show in which we humans confront the full horror of the world we’ve created, a world deficient in hover boards and time travelling cars. The specific proximate humans today are Shi, Kriss and Dick. I am your father and this is October 2015.</text:span></text:p>
      <text:p text:style-name="P7"><text:span text:style-name="T9">[</text:span><text:span text:style-name="T12">1</text:span><text:span text:style-name="T9"> Min]</text:span><text:span text:style-name="T60"> Stuck at home? Boiler eating your tax credits? Why not cheer yourself up by booking some tickets to see Star Wars? Yeah, like that’s going to end well. It seems that having your ticket booking system turned into a smoking wreck -- cos that’s what just happened with Star Wars -- has become part of the global ritual of hype. Let us meditate upon the difficulties of server provisioning. </text:span></text:p>
      <text:p text:style-name="P7"><text:span text:style-name="T61">I’ll just leave this here - Star Wars Kid on Youtube is now more than thirteen years old. That’s so long ago that there was a petition to get a cameo for Star Wars Kid into Episode III, which of course they ignored, because they’re </text:span>stuck-up half-witted <text:span text:style-name="T61">nerf herders.</text:span></text:p>
      <text:p text:style-name="P7"><text:span text:style-name="T12">[</text:span><text:span text:style-name="T13">4</text:span><text:span text:style-name="T12"> Min]</text:span><text:span text:style-name="T64"> And then there’s Back To The Future Day. This week was the date that they went to from when they, err, it gets complicated, anyway they had this car, and we were going to have fun with that, here on yer IT Stuff, but it went mainstream this week with a po-faced BBC thing that totally destroyed the fun totting up what they got wrong (too many faxes not enough hoverboards). Also fun-destroying was a countdown website described as “</text:span>offensively monetized” <text:span text:style-name="T64">and “geocities”. And the Department of Work and Pensions Press Office put out a pathetic advert “Where we’re going we don’t need pensions - actually you do”. So now that meme is officially dead to us.</text:span></text:p>
      <text:p text:style-name="P5"><text:span text:style-name="T45">[</text:span><text:span text:style-name="T55">6</text:span><text:span text:style-name="T46"> Min]</text:span><text:span text:style-name="T29"> </text:span><text:span text:style-name="T43">More</text:span> <text:span text:style-name="T62">hype news, statisticians at FiveThirtyEight have done a deep dive into movie review sites and their star rating systems. A bit of Python, a bit of web scraping, and it turns out that the stars on Fandango.com seem to be particularly, uhhh well... skewed compared to IMDB, Rotten Tomatoes and the rest. Who’d have thought it?</text:span></text:p>
      <text:p text:style-name="P8"><text:span text:style-name="T62">Worse things happen elsewhere on the net. Amazon have just gone legal about fake reviews, it turns out that there are multiple fake review content providers. Pay me some money and I’ll spam fake reviews on Amazon for yer. Prices start at five US dollars. Funny innit how scams are always priced in the world’s favourite reserve currency. Anyway how bad is the fake review problem? Well, Amazon is sueing -- get this -- </text:span>1,114 <text:span text:style-name="T62">fake reviewers, those are just the ones they know about. The Sunday Times - a paywalled Murdoch property, but we’ll forgive that temporarily - got a fake ebook to the top of Amazon’s gardening chart for fifty six quid, not sure what that proves.</text:span></text:p>
      <text:p text:style-name="P17"><text:span text:style-name="T5">[</text:span><text:span text:style-name="T13">9</text:span><text:span text:style-name="T5"> Min]</text:span><text:span text:style-name="T56"> So we’re now nine minutes into your IT Stuff, and I’m guessing you listeners are too lazy to turn us off so</text:span><text:span text:style-name="T24"> let’s try a Quickie News Roundup </text:span><text:span text:style-name="T26">featuring all those evil entities we love to hate!</text:span></text:p>
      <text:p text:style-name="P18"><text:span text:style-name="T26">Starting with Facebook, the eagerly awaited Dislike button turned out to be a Like button with unhappy emoji pulling faces. And it turned out Facebook paid</text:span><text:span text:style-name="T19"> £4,327 in </text:span><text:span text:style-name="T26">UK </text:span><text:span text:style-name="T19">corporation tax </text:span><text:span text:style-name="T26">on £105m revenue last year. Staff earn £210k on average... sad face.</text:span></text:p>
      <text:p text:style-name="P13"><text:span text:style-name="T24">G</text:span><text:span text:style-name="T19">oogle </text:span><text:span text:style-name="T26">accidentally put</text:span><text:span text:style-name="T19"> </text:span><text:span text:style-name="T26">its domain name </text:span><text:span text:style-name="T19">google.com on sale, </text:span><text:span text:style-name="T26">it</text:span><text:span text:style-name="T19"> got snapped up for $12, then the sale was cancelled and the money refunded... all within one busy minute.</text:span></text:p>
      <text:p text:style-name="P14"><text:span text:style-name="T19">Some Windows 7 users found themselves upgraded to Windows 10 when Microsoft accidentally pre-ticked a checkbox in Windows Update.</text:span></text:p>
      <text:p text:style-name="P15"><text:span text:style-name="T19">Virgin Media let epic amounts of spam email through to its customers after an email migration went bad.</text:span></text:p>
      <text:p text:style-name="P12"><text:span text:style-name="T24">The </text:span><text:span text:style-name="T19">Investigatory powers tribunal</text:span><text:span text:style-name="T24"> ruled that there’s nothing actually illegal about tapping MP’s communications.</text:span></text:p>
      <text:p text:style-name="P13"><text:span text:style-name="T24">S</text:span><text:span text:style-name="T19">ome kid got into the personal email of the head of the CIA, John Brennan. </text:span><text:span text:style-name="T25">The CIA said nothing secret was accessed, can you guess what happened next? yes, it got posted on Twitter for everyone to see.</text:span></text:p>
      <text:p text:style-name="P8"><text:span text:style-name="T24">Twitter made some </text:span><text:span text:style-name="T25">people</text:span><text:span text:style-name="T24"> redundant, how did that go down at the BBC? </text:span><text:span text:style-name="T15">[P45.WAV]</text:span></text:p>
      <text:p text:style-name="P19"><text:span text:style-name="T2">[1</text:span><text:span text:style-name="T4">4</text:span><text:span text:style-name="T2"> Min]</text:span><text:span text:style-name="T17"> This is IT Stuff on BCB Radio 106.6 FM, </text:span><text:span text:style-name="T36">and now</text:span><text:span text:style-name="T31"> </text:span><text:span text:style-name="T32">let’s see who’s in Anniversary Corner this month! </text:span><text:span text:style-name="T50">[</text:span><text:span text:style-name="T51">ANNIVERSARY.</text:span><text:span text:style-name="T50">WAV]</text:span></text:p>
      <text:p text:style-name="P6"><text:span text:style-name="T35">C</text:span><text:span text:style-name="T37">elebrating this week is OpenBSD, it’s 20 years since Theo de Raadt forked NetBSD in a creative wave of sanctimony and hubris and drama queeniness. </text:span><text:span text:style-name="T38">But this week there was a small, perfectly formed turd in the party punchbowl --</text:span><text:span text:style-name="T37"> their side project LibreSSL. They started LibreSSL last year because OpenSSL was such a mess we ended up with Heartbleed (remember that?) but just this week someone found a buffer overflow in LibreSSL. Ha! Ha! Ha!</text:span><text:span text:style-name="T38"> </text:span></text:p>
      <text:p text:style-name="P9"><text:span text:style-name="T38">I</text:span><text:span text:style-name="T28">n other news Ada Lovelace day came and went again, not much changed but you gotta try.</text:span></text:p>
      <text:p text:style-name="P8"><text:span text:style-name="T52">[</text:span><text:span text:style-name="T54">1</text:span><text:span text:style-name="T53">6</text:span><text:span text:style-name="T54"> Min]</text:span><text:span text:style-name="T40"> </text:span><text:span text:style-name="T39">Maybe </text:span><text:span text:style-name="T41">us humans will</text:span><text:span text:style-name="T39"> stop being bigoted about </text:span><text:span text:style-name="T41">each other</text:span><text:span text:style-name="T39"> when </text:span><text:span text:style-name="T41">the penny drops</text:span><text:span text:style-name="T39"> it’s us against the robots. While </text:span><text:span text:style-name="T41">gov.uk</text:span><text:span text:style-name="T39"> </text:span><text:span text:style-name="T41">does Netflix and chill</text:span><text:span text:style-name="T39"> with that China bloke, South Korea’s government is making a strategic investment in robotics to replace </text:span><text:span text:style-name="T41">China’s</text:span><text:span text:style-name="T39"> </text:span><text:span text:style-name="T41">assembly line people</text:span><text:span text:style-name="T39"> that </text:span><text:span text:style-name="T41">are</text:span><text:span text:style-name="T39">n’t so cheap any more. Meanwhile here in Britain our government is making a £4m four year investment in our gaming industry, </text:span><text:span text:style-name="T42">that’s like ooooh eight hundred times the tax that Facebook paid last year, mmm. A</text:span><text:span text:style-name="T39">nd (truly bizarre) £4.2m to make Leeds a self repairing city. </text:span><text:span text:style-name="T41">Them next door’s University </text:span><text:span text:style-name="T42">is going to</text:span><text:span text:style-name="T41"> build robots that can repair potholes and drains and streetlights without disruption. </text:span><text:span text:style-name="T42">O RLY?</text:span></text:p>
      <text:p text:style-name="P9"><text:span text:style-name="T44">[</text:span><text:span text:style-name="T53">19</text:span><text:span text:style-name="T44"> Min]</text:span><text:span text:style-name="T28"> Something not really picked up by the other media, this week saw a report on digital exclusion in Britain, quite a heavyweight piece of research, combining indicators of basic digital skills, or lack thereof. And on a scale of one to nine for digital exclusion, Bradford scored one. Hang on... that’s one, as in, elite digital skills! Yeah! What?! Yes apparently </text:span><text:span text:style-name="T39">us, Aberdeen, Warwick and Edinburgh are the only non-South East places to get top rating! Leeds only scored a Three :D</text:span></text:p>
      <text:p text:style-name="Text_20_body"><text:span text:style-name="T47">[</text:span><text:span text:style-name="T52">2</text:span><text:span text:style-name="T55">2</text:span><text:span text:style-name="T48"> Min]</text:span><text:span text:style-name="T30"> </text:span><text:span text:style-name="T37">Quickie l</text:span><text:span text:style-name="T33">ocal </text:span><text:span text:style-name="T35">events </text:span><text:span text:style-name="T37">roundup! Should we have a jingle for that? Ideas?</text:span></text:p>
      <text:p text:style-name="P1"><text:span text:style-name="T49">Coder Dojo</text:span><text:span text:style-name="T34">. </text:span><text:span text:style-name="T41">Ahooga! Ahooga! There is no coder dojo this Saturday! October’s coder dojo is Cancelled! Next one will be 28th November. </text:span></text:p>
      <text:p text:style-name="P4"><text:span text:style-name="T1">Badonkadonk</text:span>. <text:span text:style-name="T59">Chillaxed get together for local games developers. Next one November 11th. </text:span></text:p>
      <text:p text:style-name="P11"><text:span text:style-name="T16">Yorkshire Sound Women Network. </text:span><text:span text:style-name="T21">Yorkshire based network set up to bring like-minded women together; to share knowledge and skills in music and sound technology, sonic arts, production, audio electronics and, well, basically anything to do with using kit to make sound! </text:span><text:span text:style-name="Strong_20_Emphasis"><text:span text:style-name="T22">Hammond Organ and the Principle of Additive Synthesis. </text:span></text:span><text:span text:style-name="T22">Wednesday 18 November 2015, 1:00 – 3:00 pm at Valley Wood Studio, Leeds.</text:span></text:p>
      <text:p text:style-name="P11"><text:span text:style-name="T23">(</text:span><text:span text:style-name="T20">Introduction to Live Coding Performance with Shelly Knotts and Joanne Armitage, Saturday, 5 December 2015, </text:span><text:span text:style-name="T21">Uni of Hudds </text:span><text:span text:style-name="T23">is fully booked with a waiting list!</text:span><text:span text:style-name="T21">)</text:span></text:p>
      <text:p text:style-name="P10"><text:span text:style-name="T1">[2</text:span><text:span text:style-name="T7">5</text:span><text:span text:style-name="T1"> Min]</text:span> <text:span text:style-name="T63">Thanks folks. And that’s about it. Seems like only thirty years since we started and already it’s time to finish. But before we go spare a thought for Mr Jack White (no not that one) of Southampton, who, for charity, spent last weekend locked in a room eating only</text:span> porridge <text:span text:style-name="T65">and</text:span> rice not wash<text:span text:style-name="T65">ing</text:span> <text:span text:style-name="T65">and</text:span> streamed <text:span text:style-name="T65">on youtube and listening to Rick Astley over and over again. It wasn’t specifically meant to be Rick Astley, but he let the interwebs choose the music, and, well, you know... runners up were Trololo and Let it go. Strangely, there has been no news of Mr White being let out again... slightly worrying, that... anyway we wouldn’t rickroll you, dear listeners, so here is </text:span><text:bookmark text:name="eow-title"/>Star Wars Gangsta Rap Special Edition! <text:span text:style-name="T65">Tarra!<text:line-break/></text:span><text:span text:style-name="T10">[26 min] </text:span><text:span text:style-name="T6">[</text:span><text:span text:style-name="T11">oc</text:span><text:span text:style-name="T10">tmusic.wav</text:span><text:span text:style-name="T8">] </text:span><text:span text:style-name="T10">3 min 5</text:span><text:span text:style-name="T14">5</text:span><text:span text:style-name="T10"> sec<text:line-break/>[29 min 5</text:span><text:span text:style-name="T14">2</text:span><text:span text:style-name="T10"> sec]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10-21T13:39:48.786216189</dc:date>
    <meta:editing-duration>PT4H22M10S</meta:editing-duration>
    <meta:editing-cycles>41</meta:editing-cycles>
    <meta:generator>LibreOffice/4.4.5.2$Linux_X86_64 LibreOffice_project/40m0$Build-2</meta:generator>
    <meta:document-statistic meta:table-count="0" meta:image-count="0" meta:object-count="0" meta:page-count="2" meta:paragraph-count="26" meta:word-count="1282" meta:character-count="7393" meta:non-whitespace-character-count="6132"/>
  </office:meta>
</office:document-meta>
</file>